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90%" fo:text-align="right" style:tab-stop-distance="1in" fo:margin-left="3.8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11" style:parent-style-name="Graphics">
      <style:graphic-properties draw:fill="none" draw:stroke="none"/>
    </style:style>
    <style:style style:family="drawing-page" style:name="a4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13" style:parent-style-name="Graphics">
      <style:graphic-properties draw:fill="none" draw:stroke="none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03" style:parent-style-name="Graphics">
      <style:graphic-properties draw:fill="none" draw:stroke="non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5" style:parent-style-name="Graphics">
      <style:graphic-properties draw:fill="none" draw:stroke="none"/>
    </style:style>
    <style:style style:family="paragraph" style:name="a392">
      <style:paragraph-properties fo:line-height="90%" fo:text-align="right" style:tab-stop-distance="1in" fo:margin-left="4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07" style:parent-style-name="Graphics">
      <style:graphic-properties draw:fill="none" draw:stroke="non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95">
      <style:paragraph-properties fo:line-height="90%" fo:text-align="righ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9" style:parent-style-name="Graphics">
      <style:graphic-properties draw:fill="none" draw:stroke="none"/>
    </style:style>
    <style:style style:family="presentation" style:name="a3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99">
      <style:graphic-properties draw:fill="none" draw:stroke="none"/>
    </style:style>
    <text:list-style style:name="a39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38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39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80" draw:master-page-name="Master1-Layout1-title-Title-Slide" presentation:presentation-page-layout-name="Master1-PPL1" draw:id="Slide-256">
        <draw:frame draw:id="id63" presentation:style-name="a385" draw:name="Title 1" svg:x="1.66667in" svg:y="1.22743in" svg:width="10in" svg:height="2.61111in" presentation:class="title" presentation:placeholder="false">
          <draw:text-box>
            <text:p text:style-name="a384" text:class-names="" text:cond-style-name=""><text:span text:style-name="a381" text:class-names="">AWS Essentials-</text:span><text:span text:style-name="a382" text:class-names="">Letsupgrade</text:span><text:span text:style-name="a383" text:class-names=""/></text:p>
          </draw:text-box>
          <svg:title/>
          <svg:desc/>
        </draw:frame>
        <draw:frame draw:id="id64" presentation:style-name="a397" draw:name="Subtitle 2" svg:x="1.66667in" svg:y="3.93924in" svg:width="10in" svg:height="1.81076in" presentation:class="subtitle" presentation:placeholder="false">
          <draw:text-box>
            <text:list text:style-name="a389">
              <text:list-item>
                <text:list text:style-name="a389">
                  <text:list-item>
                    <text:list text:style-name="a389">
                      <text:list-item>
                        <text:list text:style-name="a389">
                          <text:list-item>
                            <text:list text:style-name="a389">
                              <text:list-item>
                                <text:list text:style-name="a389">
                                  <text:list-item>
                                    <text:list text:style-name="a389">
                                      <text:list-item>
                                        <text:list text:style-name="a389">
                                          <text:list-item>
                                            <text:p text:style-name="a388" text:class-names="" text:cond-style-name=""><text:span text:style-name="a386" text:class-names="">Batchu</text:span><text:span text:style-name="a387" text:class-names=""><text:s text:c="1"/>Sumanth</text:span></text:p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93">
              <text:list-item>
                <text:list text:style-name="a393">
                  <text:list-item>
                    <text:list text:style-name="a393">
                      <text:list-item>
                        <text:list text:style-name="a393">
                          <text:list-item>
                            <text:list text:style-name="a393">
                              <text:list-item>
                                <text:list text:style-name="a393">
                                  <text:list-item>
                                    <text:list text:style-name="a393">
                                      <text:list-item>
                                        <text:list text:style-name="a393">
                                          <text:list-item>
                                            <text:list text:style-name="a393">
                                              <text:list-item>
                                                <text:p text:style-name="a392" text:class-names="" text:cond-style-name=""><text:span text:style-name="a390" text:class-names=""><text:a xlink:href="mailto:sohithsumanth@gmail.com" text:style-name="" text:visited-style-name="">sohithsumanth@gmail.com</text:a></text:span><text:span text:style-name="a391" text:class-names=""/></text:p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96">
              <text:list-item>
                <text:p text:style-name="a395" text:class-names="" text:cond-style-name=""><text:span text:style-name="a394" text:class-names="">9949694209</text:span></text:p>
              </text:list-item>
            </text:list>
          </draw:text-box>
          <svg:title/>
          <svg:desc/>
        </draw:frame>
      </draw:page>
      <draw:page draw:name="Slide3" draw:style-name="a398" draw:master-page-name="Master1-Layout2-obj-Title-and-Content" presentation:presentation-page-layout-name="Master1-PPL2" draw:id="Slide-258">
        <draw:frame draw:id="id65" presentation:style-name="a399" draw:name="Content Placeholder 4" svg:x="0.94175in" svg:y="0.62136in" svg:width="10.43366in" svg:height="6.13385in" style:rel-width="scale" style:rel-height="scale" presentation:class="graphic" presentation:placeholder="false">
          <draw:image xlink:href="media/image1.png" xlink:type="simple" xlink:show="embed" xlink:actuate="onLoad"/>
          <svg:title/>
          <svg:desc/>
        </draw:frame>
      </draw:page>
      <draw:page draw:name="Slide4" draw:style-name="a400" draw:master-page-name="Master1-Layout2-obj-Title-and-Content" presentation:presentation-page-layout-name="Master1-PPL2" draw:id="Slide-259">
        <draw:frame draw:id="id66" presentation:style-name="a401" draw:name="Title 1" svg:x="0.91667in" svg:y="0.39931in" svg:width="11.5in" svg:height="1.44965in" presentation:class="title" presentation:placeholder="true">
          <draw:text-box/>
          <svg:title/>
          <svg:desc/>
        </draw:frame>
        <draw:frame draw:id="id67" presentation:style-name="a402" draw:name="Content Placeholder 2" svg:x="0.91667in" svg:y="1.99653in" svg:width="11.5in" svg:height="4.75868in" presentation:class="outline" presentation:placeholder="true">
          <draw:text-box/>
          <svg:title/>
          <svg:desc/>
        </draw:frame>
        <draw:frame draw:id="id68" draw:style-name="a403" draw:name="Picture 4" svg:x="0in" svg:y="0in" svg:width="13.33333in" svg:height="7.5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2" draw:style-name="a404" draw:master-page-name="Master1-Layout7-blank-Blank" presentation:presentation-page-layout-name="Master1-PPL7" draw:id="Slide-257">
        <draw:frame draw:id="id69" draw:style-name="a405" draw:name="Picture 2" svg:x="0in" svg:y="0.00152in" svg:width="13.33333in" svg:height="7.49696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5" draw:style-name="a406" draw:master-page-name="Master1-Layout7-blank-Blank" presentation:presentation-page-layout-name="Master1-PPL7" draw:id="Slide-260">
        <draw:frame draw:id="id70" draw:style-name="a407" draw:name="Picture 2" svg:x="0in" svg:y="0in" svg:width="13.33333in" svg:height="7.5in" style:rel-width="scale" style:rel-height="scale">
          <draw:image xlink:href="media/image4.png" xlink:type="simple" xlink:show="embed" xlink:actuate="onLoad"/>
          <svg:title/>
          <svg:desc/>
        </draw:frame>
      </draw:page>
      <draw:page draw:name="Slide7" draw:style-name="a408" draw:master-page-name="Master1-Layout7-blank-Blank" presentation:presentation-page-layout-name="Master1-PPL7" draw:id="Slide-262">
        <draw:frame draw:id="id71" draw:style-name="a409" draw:name="Picture 2" svg:x="0.25361in" svg:y="0.07051in" svg:width="12.82611in" svg:height="7.35897in" style:rel-width="scale" style:rel-height="scale">
          <draw:image xlink:href="media/image5.png" xlink:type="simple" xlink:show="embed" xlink:actuate="onLoad"/>
          <svg:title/>
          <svg:desc/>
        </draw:frame>
      </draw:page>
      <draw:page draw:name="Slide8" draw:style-name="a410" draw:master-page-name="Master1-Layout7-blank-Blank" presentation:presentation-page-layout-name="Master1-PPL7" draw:id="Slide-263">
        <draw:frame draw:id="id72" draw:style-name="a411" draw:name="Picture 2" svg:x="0.06609in" svg:y="0.01634in" svg:width="13.20114in" svg:height="7.46731in" style:rel-width="scale" style:rel-height="scale">
          <draw:image xlink:href="media/image6.png" xlink:type="simple" xlink:show="embed" xlink:actuate="onLoad"/>
          <svg:title/>
          <svg:desc/>
        </draw:frame>
      </draw:page>
      <draw:page draw:name="Slide9" draw:style-name="a412" draw:master-page-name="Master1-Layout7-blank-Blank" presentation:presentation-page-layout-name="Master1-PPL7" draw:id="Slide-264">
        <draw:frame draw:id="id73" draw:style-name="a413" draw:name="Picture 2" svg:x="0in" svg:y="0.392in" svg:width="13.33333in" svg:height="6.716in" style:rel-width="scale" style:rel-height="scale">
          <draw:image xlink:href="media/image7.png" xlink:type="simple" xlink:show="embed" xlink:actuate="onLoad"/>
          <svg:title/>
          <svg:desc/>
        </draw:frame>
      </draw:page>
      <draw:page draw:name="Slide10" draw:style-name="a414" draw:master-page-name="Master1-Layout7-blank-Blank" presentation:presentation-page-layout-name="Master1-PPL7" draw:id="Slide-265"/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17-08-2020</text:date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#›</text:page-number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>17-08-2020</text:date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>‹#›</text:page-number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>17-08-2020</text:date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>‹#›</text:page-number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>17-08-2020</text:date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>‹#›</text:page-number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>17-08-2020</text:date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>‹#›</text:page-number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>17-08-2020</text:date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>‹#›</text:page-number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>17-08-2020</text:date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>‹#›</text:page-number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>17-08-2020</text:date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>‹#›</text:page-number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>17-08-2020</text:date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>‹#›</text:page-number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>17-08-2020</text:date></text:span><text:span text:style-name="a302" text:class-names=""/></text:p>
        </draw:text-box>
        <svg:title/>
        <svg:desc/>
      </draw:frame>
      <draw:frame draw:id="id51" presentation:style-name="a307" draw:name="Footer Placehold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>‹#›</text:page-number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>17-08-2020</text:date></text:span><text:span text:style-name="a336" text:class-names=""/></text:p>
        </draw:text-box>
        <svg:title/>
        <svg:desc/>
      </draw:frame>
      <draw:frame draw:id="id56" presentation:style-name="a341" draw:name="Footer Placehold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>‹#›</text:page-number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>17-08-2020</text:date></text:span><text:span text:style-name="a370" text:class-names=""/></text:p>
        </draw:text-box>
        <svg:title/>
        <svg:desc/>
      </draw:frame>
      <draw:frame draw:id="id61" presentation:style-name="a375" draw:name="Footer Placehold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>‹#›</text:page-number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sohith sumanth</meta:initial-creator>
    <dc:creator>sohith sumanth</dc:creator>
    <meta:creation-date>2020-08-17T14:08:36Z</meta:creation-date>
    <dc:date>2020-08-17T15:00:25Z</dc:date>
    <meta:editing-cycles>4</meta:editing-cycles>
    <meta:editing-duration>PT0S</meta:editing-duration>
    <meta:document-statistic meta:paragraph-count="4" meta:word-count="10"/>
  </office:meta>
</office:document-meta>
</file>